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508cm" svg:height="0.508cm" svg:x="11.41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508cm" svg:height="0.508cm" svg:x="10.39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3.429cm" draw:transform="skewX (-0.00296705972839036) translate (9.88cm 4.171cm)"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897cm" svg:height="4.275cm" draw:transform="skewX (-0.365646478292812) rotate (-0.32969269570173) translate (10.0063538992887cm 3.256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  <draw:frame draw:style-name="gr5" draw:text-style-name="P3" draw:layer="layout" svg:width="3.048cm" svg:height="1.012cm" svg:x="10.017cm" svg:y="3.159cm">
          <draw:text-box>
            <text:p><text:span text:style-name="T1">perception</text:span></text:p>
          </draw:text-box>
        </draw:frame>
        <draw:frame draw:style-name="gr6" draw:text-style-name="P3" xml:id="id1" draw:id="id1" draw:layer="layout" svg:width="3.048cm" svg:height="0.848cm" svg:x="5.057cm" svg:y="6.81cm">
          <draw:text-box>
            <text:p text:style-name="P3"><text:span text:style-name="T1">Delusion</text:span></text:p>
          </draw:text-box>
        </draw:frame>
        <draw:frame draw:style-name="gr7" draw:text-style-name="P3" xml:id="id3" draw:id="id3" draw:layer="layout" svg:width="3.048cm" svg:height="0.889cm" svg:x="14.208cm" svg:y="8.239cm">
          <draw:text-box>
            <text:p text:style-name="P3"><text:span text:style-name="T1">Blind Spot</text:span></text:p>
          </draw:text-box>
        </draw:frame>
        <draw:connector draw:style-name="gr8" draw:text-style-name="P1" draw:layer="layout" draw:type="curve" svg:x1="8.105cm" svg:y1="7.234cm" svg:x2="10.398cm" svg:y2="6.588cm" draw:start-shape="id1" draw:start-glue-point="1" draw:end-shape="id2" draw:end-glue-point="6" svg:d="M8105 7234c1719 0 573-646 2293-646" svg:viewBox="0 0 2294 647">
          <text:p/>
        </draw:connector>
        <draw:connector draw:style-name="gr8" draw:text-style-name="P1" draw:layer="layout" draw:type="curve" svg:x1="14.208cm" svg:y1="8.683cm" svg:x2="11.848cm" svg:y2="7.911cm" draw:start-shape="id3" draw:start-glue-point="3" draw:end-shape="id4" draw:end-glue-point="9" svg:d="M14208 8683c-1713 0-533-772-2360-772" svg:viewBox="0 0 2361 7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7:11:03.949355601</dc:date>
    <meta:editing-duration>PT55M7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